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/text:p><text:p text:style-name="P1">[adr_etab.getPays;magnet=text:p]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[adr.getAdr3;onformat=tbs_str;;magnet=text:p]</text:p><text:p text:style-name="P1">[adr.getAdr4;onformat=tbs_str;;magnet=text:p]</text:p><text:p text:style-name="P1">[adr.getCp] [adr.getCommune;onformat=tbs_str;]</text:p><text:p text:style-name="P1">[adr.getPays;magnet=text:p]</text:p></draw:text-box></draw:frame></text:p>
      <text:p text:style-name="P2">Le [onshow..now;frm=dd/mm/yyyy]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demi_j_string_eleve_id_[el_col.getIdEleve];block=begin][demi_j_string_eleve_id_[el_col.getIdEleve];]</text:p>
      <text:p text:style-name="P1">[demi_j_string_eleve_id_[el_col.getIdEleve];block=end]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0-05T12:24:30</dc:date>
    <dc:creator>Josselin Jacquard</dc:creator>
    <meta:editing-duration>PT18H12M49S</meta:editing-duration>
    <meta:editing-cycles>272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69" meta:character-count="1826"/>
  </office:meta>
</office:document-meta>
</file>